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1e91" officeooo:paragraph-rsid="001b1e91"/>
    </style:style>
    <style:style style:name="P2" style:family="paragraph" style:parent-style-name="Standard">
      <style:text-properties officeooo:rsid="001c024f" officeooo:paragraph-rsid="001c024f"/>
    </style:style>
    <style:style style:name="P3" style:family="paragraph" style:parent-style-name="Standard">
      <style:text-properties style:font-name="Times New Roman" fo:font-size="12pt" fo:font-weight="normal" officeooo:rsid="001b1e91" officeooo:paragraph-rsid="001b1e91" style:font-size-asian="12pt" style:font-weight-asian="normal" style:font-size-complex="12pt" style:font-weight-complex="normal"/>
    </style:style>
    <style:style style:name="P4" style:family="paragraph" style:parent-style-name="Standard">
      <style:text-properties style:font-name="Times New Roman" fo:font-size="12pt" fo:font-weight="normal" officeooo:rsid="001fdc1f" officeooo:paragraph-rsid="001fdc1f" style:font-size-asian="12pt" style:font-weight-asian="normal" style:font-size-complex="12pt"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fo:font-weight="normal" officeooo:rsid="001c2634" officeooo:paragraph-rsid="001c2634" style:font-size-asian="12pt" style:font-style-asian="normal" style:font-weight-asian="normal" style:font-size-complex="12pt" style:font-style-complex="normal" style:font-weight-complex="normal"/>
    </style:style>
    <style:style style:name="P7" style:family="paragraph" style:parent-style-name="Standard">
      <style:text-properties style:font-name="Times New Roman" fo:font-size="12pt" fo:font-style="normal" fo:font-weight="normal" officeooo:rsid="001c8f19" officeooo:paragraph-rsid="001c8f19" style:font-size-asian="12pt" style:font-style-asian="normal" style:font-weight-asian="normal" style:font-size-complex="12pt" style:font-style-complex="normal" style:font-weight-complex="normal"/>
    </style:style>
    <style:style style:name="P8" style:family="paragraph" style:parent-style-name="Standard">
      <style:text-properties style:font-name="Times New Roman" fo:font-size="12pt" fo:font-style="normal" fo:font-weight="normal" officeooo:rsid="001e357a" officeooo:paragraph-rsid="001e357a" style:font-size-asian="12pt" style:font-style-asian="normal" style:font-weight-asian="normal" style:font-size-complex="12pt" style:font-style-complex="normal" style:font-weight-complex="normal"/>
    </style:style>
    <style:style style:name="P9" style:family="paragraph" style:parent-style-name="Standard">
      <style:text-properties officeooo:paragraph-rsid="001c024f"/>
    </style:style>
    <style:style style:name="P10" style:family="paragraph" style:parent-style-name="Standard">
      <style:text-properties officeooo:rsid="001e357a" officeooo:paragraph-rsid="001e357a"/>
    </style:style>
    <style:style style:name="P11" style:family="paragraph" style:parent-style-name="Default">
      <style:text-properties style:font-name="Times New Roman" fo:font-size="12pt" fo:font-weight="normal" officeooo:rsid="001b1e91" officeooo:paragraph-rsid="001b1e91" style:font-size-asian="12pt" style:font-weight-asian="normal" style:font-size-complex="12pt" style:font-weight-complex="normal"/>
    </style:style>
    <style:style style:name="P12" style:family="paragraph" style:parent-style-name="Default">
      <style:paragraph-properties fo:margin-left="0in" fo:margin-right="0in" fo:margin-top="0in" fo:margin-bottom="0.0075in" loext:contextual-spacing="false" fo:text-indent="0in"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Default">
      <style:paragraph-properties fo:margin-left="0in" fo:margin-right="0in" fo:margin-top="0in" fo:margin-bottom="0.0075in" loext:contextual-spacing="false" fo:text-indent="0in" style:auto-text-indent="false"/>
      <style:text-properties style:font-name="Times New Roman" fo:font-size="12pt" fo:font-weight="normal" officeooo:rsid="001fdc1f" officeooo:paragraph-rsid="001fdc1f" style:font-size-asian="12pt" style:font-weight-asian="normal" style:font-size-complex="12pt" style:font-weight-complex="normal"/>
    </style:style>
    <style:style style:name="P14" style:family="paragraph" style:parent-style-name="Default">
      <style:paragraph-properties fo:margin-left="0in" fo:margin-right="0in" fo:margin-top="0in" fo:margin-bottom="0in" loext:contextual-spacing="false" fo:text-indent="0in"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color="#000000"/>
    </style:style>
    <style:style style:name="T2" style:family="text">
      <style:text-properties fo:color="#000000" officeooo:rsid="001c024f"/>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officeooo:rsid="001c8f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Game Programming II</text:p>
      <text:p text:style-name="P1">Lab Report for Lab 10 – Shaders II</text:p>
      <text:p text:style-name="P1"/>
      <text:p text:style-name="P1">Introduction</text:p>
      <text:p text:style-name="P1"/>
      <text:p text:style-name="P2">This lab starts with the work carried out in the last lab and builds off of it to create a shader that has specular lighting effects. Where as lambert effects show the color of what portion is being hit by light, specular effects will give highlights, (i.e. reflect more light,) to the areas most directly hit with the light.</text:p>
      <text:p text:style-name="P1"/>
      <text:p text:style-name="P1">Methods</text:p>
      <text:p text:style-name="P1"/>
      <text:p text:style-name="P2">We start off as before, with a capsule, a material added to it, and a shader script added to the material. Then we can strip out the code from the shader script. <text:s/>We are then given an introduction to the math of <text:span text:style-name="T3">creating specular lighting effects, but I believe that is outside the scope of this report.</text:span></text:p>
      <text:p text:style-name="Standard"/>
      <text:p text:style-name="P9"><text:span text:style-name="T2">We then are introduced to two new variables and the processes to find them. The first is </text:span></text:p>
      <text:p text:style-name="P9"/>
      <text:p text:style-name="P9"><text:span text:style-name="T1">float3 viewDirection = normalize(float3(float4(_WorldSpaceCameraPos.xyz, 1.0) - mul(_Object2World, input.vertexPos)).xyz); </text:span></text:p>
      <text:p text:style-name="P9"/>
      <text:p text:style-name="P9"><text:span text:style-name="T2">To summarize, this variable takes the position of the camera, subtracts the product of the object in world space by the location of the current vertex to find the rotation of the camera from that specific vertex. We then normalize the findings and store it to a float3 to use later. The second variable is </text:span></text:p>
      <text:p text:style-name="P5"/>
      <text:p text:style-name="P5"><text:span text:style-name="T1">float3 specularReflection = max(0.0, dot(normalDirection, lightDirection)) * pow(max(0.0, dot(reflect(-lightDirection, normalDirection), viewDirection)), _Shininess); </text:span></text:p>
      <text:p text:style-name="P5"/>
      <text:p text:style-name="P6">This is the important one that makes everything tick, and is the most complicated. I'll try to unpack it from the base level out, but I'll probably screw it up. <text:s/>We look at using the reflect(lightDir, normalDir) function to see how the light is reflected across a vertex at the specified axis. Next we get the dot product of the reflect function and the view direction to find where the highlight is found but if we use the real values, we would get the opposite side of the vertex. This is fixed by taking the negative value of the light direction. To keep the highlights from taking over everything and wrapping around objects, we only want positive values, so we take the max of the findings or zero. Then we can control the light intensity with a property/value that we will set up called "_Shininess". Finally we want the specular effect to fade as it wraps around the object. To do this we find the dot product from the lambert function, find the max between that and zero, and then multiply with the specular specific part of the function. <text:s/><text:span text:style-name="T4">The coding section says the same thing, but breaks it down into multiple functions that make it much easier to parse as far as reading. That finishes what we have to discuss about specular lighing that is in addition to </text:span></text:p>
      <text:p text:style-name="P6"/>
      <text:p text:style-name="P7">The last portion that we need looks to be a new float3 that we'll call finalLight and add together the specular reflection, the diffused light, and a Unity variable called UNITY_LIGHTMODEL_AMBIENT.</text:p>
      <text:p text:style-name="P7"/>
      <text:p text:style-name="P8">We are then asked to add some new variables to the output struct so that we can move all the calculations to the fragment function. <text:s/>Doing this greatly smooths out the gradients as it used to look very blocky and now it it lit up on the specific section.</text:p>
      <text:p text:style-name="P5"><text:soft-page-break/></text:p>
      <text:p text:style-name="P1"><text:span text:style-name="T3">Con</text:span>clusions</text:p>
      <text:p text:style-name="P1"/>
      <text:p text:style-name="P10">Moving the code to the fragment function was pretty simple, but I seem to be missing something from my code, as any place not hit by the specular code is completely black. <text:s/>I hope to figure out what is going wrong before I turn it in, but I might just have to take the hit here. <text:s/>It's a bit late in the game to start asking for help.</text:p>
      <text:p text:style-name="P1"/>
      <text:p text:style-name="P1">Questions</text:p>
      <text:p text:style-name="P3"/>
      <text:p text:style-name="P11"/>
      <text:p text:style-name="P12"><text:span text:style-name="T1">1. How does max(0.0, specularReflection) soften the colour bleed onto the backside of the object when using a specular shader?</text:span></text:p>
      <text:p text:style-name="P12"/>
      <text:p text:style-name="P13">You want the light to reflect, to that end, you want the light redirection found off the object and not through it.</text:p>
      <text:p text:style-name="P12"><text:span text:style-name="T1"/></text:p>
      <text:p text:style-name="P14"><text:span text:style-name="T1">2. How does max(0.0, dot(normalDirection, lightDirection)) remove the specular highlight from appearing on the back of the object?</text:span></text:p>
      <text:p text:style-name="P3"/>
      <text:p text:style-name="P4">It stops the read of a negative number on the backside of the object from the light so only the positive specular values are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style:text-properties fo:color="#000000" style:font-name="Consolas" fo:font-family="Consolas"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23:07:00</meta:creation-date>
    <meta:editing-duration>PT11M50S</meta:editing-duration>
    <meta:editing-cycles>4</meta:editing-cycles>
    <meta:generator>LibreOffice/4.3.1.2$Windows_x86 LibreOffice_project/958349dc3b25111dbca392fbc281a05559ef6848</meta:generator>
    <dc:date>2015-11-11T08:12:21.477000000</dc:date>
    <meta:initial-creator>Tiffany</meta:initial-creator>
    <meta:document-statistic meta:table-count="0" meta:image-count="0" meta:object-count="0" meta:page-count="2" meta:paragraph-count="21" meta:word-count="686" meta:character-count="3972" meta:non-whitespace-character-count="3295"/>
    <meta:user-defined meta:name="Info 1"/>
    <meta:user-defined meta:name="Info 2"/>
    <meta:user-defined meta:name="Info 3"/>
    <meta:user-defined meta:name="Info 4"/>
  </office:meta>
</office:document-meta>
</file>